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officeooo="http://openoffice.org/2009/office">
  <office:scripts/>
  <office:font-face-decls>
    <style:font-face style:name="BEEEWG+SFBX1000" svg:font-family="BEEEWG+SFBX1000"/>
    <style:font-face style:name="KXKZXK+CMR7" svg:font-family="KXKZXK+CMR7"/>
    <style:font-face style:name="LGBEPR+CMR10" svg:font-family="LGBEPR+CMR10"/>
    <style:font-face style:name="Liberation Mono" svg:font-family="'Liberation Mono'"/>
    <style:font-face style:name="Lohit Hindi1" svg:font-family="'Lohit Hindi'"/>
    <style:font-face style:name="OPYXGH+CMSY10" svg:font-family="OPYXGH+CMSY10"/>
    <style:font-face style:name="PHSNED+CMMI7" svg:font-family="PHSNED+CMMI7"/>
    <style:font-face style:name="SNUDCI+SFRM1000" svg:font-family="SNUDCI+SFRM1000"/>
    <style:font-face style:name="SZYVLV+SFTI1000" svg:font-family="SZYVLV+SFTI1000"/>
    <style:font-face style:name="ZWIXPQ+CMMI10" svg:font-family="ZWIXPQ+CMMI10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BEEEWG+SFBX1000" fo:font-size="10pt" style:font-name-asian="BEEEWG+SFBX1000" style:font-size-asian="10pt" style:font-name-complex="BEEEWG+SFBX1000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BEEEWG+SFBX1000" fo:font-size="10pt" style:font-name-asian="BEEEWG+SFBX1000" style:font-size-asian="10pt" style:font-name-complex="BEEEWG+SFBX1000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BEEEWG+SFBX1000" fo:font-size="10pt" style:text-underline-style="none" style:font-name-asian="BEEEWG+SFBX1000" style:font-size-asian="10pt" style:font-name-complex="BEEEWG+SFBX1000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SNUDCI+SFRM1000" fo:font-size="10pt" style:font-name-asian="SNUDCI+SFRM1000" style:font-size-asian="10pt" style:font-name-complex="SNUDCI+SFRM1000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SNUDCI+SFRM1000" fo:font-size="10pt" style:text-underline-style="none" style:font-name-asian="SNUDCI+SFRM1000" style:font-size-asian="10pt" style:font-name-complex="SNUDCI+SFRM1000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SNUDCI+SFRM1000" fo:font-size="10pt" style:text-underline-style="solid" style:text-underline-width="auto" style:text-underline-color="font-color" style:font-name-asian="SNUDCI+SFRM1000" style:font-size-asian="10pt" style:font-name-complex="SNUDCI+SFRM1000" style:font-size-complex="10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style:font-name="Liberation Mono" fo:font-size="12pt"/>
    </style:style>
    <style:style style:name="P15" style:family="paragraph" style:parent-style-name="Standard" style:list-style-name="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font-name="SZYVLV+SFTI1000" style:font-name-asian="SZYVLV+SFTI1000" style:font-name-complex="SZYVLV+SFTI1000"/>
    </style:style>
    <style:style style:name="T5" style:family="text">
      <style:text-properties style:font-name="SZYVLV+SFTI1000" style:text-underline-style="solid" style:text-underline-width="auto" style:text-underline-color="font-color" style:font-name-asian="SZYVLV+SFTI1000" style:font-name-complex="SZYVLV+SFTI1000"/>
    </style:style>
    <style:style style:name="T6" style:family="text">
      <style:text-properties style:font-name="ZWIXPQ+CMMI10" style:font-name-asian="ZWIXPQ+CMMI10" style:font-name-complex="ZWIXPQ+CMMI10"/>
    </style:style>
    <style:style style:name="T7" style:family="text">
      <style:text-properties style:font-name="ZWIXPQ+CMMI10" style:text-underline-style="solid" style:text-underline-width="auto" style:text-underline-color="font-color" style:font-name-asian="ZWIXPQ+CMMI10" style:font-name-complex="ZWIXPQ+CMMI10"/>
    </style:style>
    <style:style style:name="T8" style:family="text">
      <style:text-properties style:font-name="SNUDCI+SFRM1000" style:font-name-asian="SNUDCI+SFRM1000" style:font-name-complex="SNUDCI+SFRM1000"/>
    </style:style>
    <style:style style:name="T9" style:family="text">
      <style:text-properties style:font-name="SNUDCI+SFRM1000" fo:font-size="10pt" style:font-name-asian="SNUDCI+SFRM1000" style:font-size-asian="10pt" style:font-name-complex="SNUDCI+SFRM1000" style:font-size-complex="10pt"/>
    </style:style>
    <style:style style:name="T10" style:family="text">
      <style:text-properties style:font-name="SNUDCI+SFRM1000" style:text-underline-style="solid" style:text-underline-width="auto" style:text-underline-color="font-color" style:font-name-asian="SNUDCI+SFRM1000" style:font-name-complex="SNUDCI+SFRM1000"/>
    </style:style>
    <style:style style:name="T11" style:family="text">
      <style:text-properties style:font-name="OPYXGH+CMSY10" style:font-name-asian="OPYXGH+CMSY10" style:font-name-complex="OPYXGH+CMSY10"/>
    </style:style>
    <style:style style:name="T12" style:family="text">
      <style:text-properties style:font-name="PHSNED+CMMI7" fo:font-size="7pt" style:font-name-asian="PHSNED+CMMI7" style:font-size-asian="7pt" style:font-name-complex="PHSNED+CMMI7" style:font-size-complex="7pt"/>
    </style:style>
    <style:style style:name="T13" style:family="text">
      <style:text-properties style:font-name="LGBEPR+CMR10" style:font-name-asian="LGBEPR+CMR10" style:font-name-complex="LGBEPR+CMR10"/>
    </style:style>
    <style:style style:name="T14" style:family="text">
      <style:text-properties style:font-name="KXKZXK+CMR7" fo:font-size="7pt" style:font-name-asian="KXKZXK+CMR7" style:font-size-asian="7pt" style:font-name-complex="KXKZXK+CMR7" style:font-size-complex="7pt"/>
    </style:style>
    <style:style style:name="T15" style:family="text">
      <style:text-properties style:font-name="BEEEWG+SFBX1000" fo:font-size="10pt" style:font-name-asian="BEEEWG+SFBX1000" style:font-size-asian="10pt" style:font-name-complex="BEEEWG+SFBX1000" style:font-size-complex="10pt"/>
    </style:style>
    <style:style style:name="T16" style:family="text">
      <style:text-properties style:font-name="BEEEWG+SFBX1000" fo:font-size="10pt" style:text-underline-style="solid" style:text-underline-width="auto" style:text-underline-color="font-color" style:font-name-asian="BEEEWG+SFBX1000" style:font-size-asian="10pt" style:font-name-complex="BEEEWG+SFBX1000" style:font-size-complex="10pt"/>
    </style:style>
    <style:style style:name="T17" style:family="text">
      <style:text-properties fo:font-style="italic"/>
    </style:style>
    <style:style style:name="T18" style:family="text">
      <style:text-properties style:text-position="33% 80%"/>
    </style:style>
    <style:style style:name="T19" style:family="text">
      <style:text-properties style:text-position="-33% 80%"/>
    </style:style>
    <style:style style:name="T20" style:family="text">
      <style:text-properties officeooo:rsid="001feb61"/>
    </style:style>
    <style:style style:name="T21" style:family="text">
      <style:text-properties fo:font-weight="bold"/>
    </style:style>
    <style:style style:name="T22" style:family="text">
      <style:text-properties style:font-weight-asian="bold"/>
    </style:style>
    <style:style style:name="T23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4 </text:p>
      <text:p text:style-name="P3">RESOLUCIÓN APROXIMADA DE ECUACIONES (2)</text:p>
      <text:p text:style-name="P3">Asier Erramuzpe</text:p>
      <text:p text:style-name="P5"/>
      <text:p text:style-name="P1"/>
      <text:p text:style-name="P1"><text:span text:style-name="T2">Método de Horner:</text:span></text:p>
      <text:p text:style-name="P1"/>
      <text:p text:style-name="P1"><text:span text:style-name="T1">• Explicación del algoritmo:</text:span> Este método sólo es aplicable a las ecuaciones enteras, pero tiene la ventaja de que los cálculos necesarios son más sencillos que los usados en los métodos siguientes. La facilidad de <text:bookmark text:name="autolink"/>cálculo es debida a que cada cifra de la raíz se determina individualmente.</text:p>
      <text:p text:style-name="P1"/>
      <text:p text:style-name="Text_20_body"><text:tab/>Funciona de la siguiente manera: Supongamos que una ecuación entera dada f(x) = 0 tiene una raíz irracional que, correcta con 3 cifras decimales, es 2.124. Para determinar esta raíz primeramente veremos que la ecuación dada tiene una raíz entera. Después disminuiremos las raíces de f(x) = 0 en 2 unidades, obteniendo la nueva ecuación f1(x1)= 0 que tiene la raíz 0.124. Entonces hacemos ver que <text:span text:style-name="T17">f1{Xl}</text:span> = 0 tiene una raíz entre 0.1 y 0.2 y disminuimos sus raíces en 0.1, obteniendo una nueva ecuación f2(x2) = 0 que tiene la raíz 0.024. Repitiendo el paso anterior, mostramos que f<text:span text:style-name="T17">2(X2)</text:span> = O tiene una raíz entre 0.02 y 0.03 y disminuimos sus raíces en 0.02, obteniendo una nueva ecuación f3(x3) = O que tiene la raíz 0.004. Continuando este proceso, es posible obtener la raíz con el número de cifras decimales correctas que se desee.</text:p>
      <text:p text:style-name="P1"/>
      <text:p text:style-name="Standard"><text:tab/>Horner sólo evalúa polinomios, para encontrar raíces debemos combinarlo con el método de Newton (que también he implementado, el archivo se llama “newtonhorner.m”)</text:p>
      <text:p text:style-name="P1"/>
      <text:p text:style-name="P1"><text:span text:style-name="T1">• Pseudocódigo y complejidad:</text:span> </text:p>
      <text:p text:style-name="P1"/>
      <text:p text:style-name="P1">n=grado polinomio</text:p>
      <text:p text:style-name="P1">a=vector de coeficientes</text:p>
      <text:p text:style-name="P1">x=punto donde se quiere despejar el valor</text:p>
      <text:p text:style-name="P1">P=valor del polinomio en el punto x</text:p>
      <text:p text:style-name="P1"/>
      <text:p text:style-name="P1"/>
      <text:p text:style-name="P6"><text:s/><text:span text:style-name="T1">funcion</text:span> <text:s/><text:span text:style-name="T4">Horner(</text:span><text:span text:style-name="T6">n</text:span><text:span text:style-name="T4">, </text:span><text:span text:style-name="T6">a</text:span><text:span text:style-name="T4">, </text:span><text:span text:style-name="T6">x</text:span><text:span text:style-name="T4">) </text:span><text:span text:style-name="T5">devuelve</text:span><text:span text:style-name="T4"> P</text:span><text:span text:style-name="T8">;</text:span></text:p>
      <text:p text:style-name="P7"><text:span text:style-name="T8"><text:s/><text:tab/></text:span><text:span text:style-name="T6">P </text:span><text:span text:style-name="T11">= </text:span><text:span text:style-name="T6">a</text:span><text:span text:style-name="T12">n</text:span><text:span text:style-name="T8">;</text:span></text:p>
      <text:p text:style-name="P9"/>
      <text:p text:style-name="P7"><text:span text:style-name="T8"><text:s/><text:tab/></text:span><text:span text:style-name="T10">para</text:span><text:span text:style-name="T8"> </text:span><text:span text:style-name="T6">i </text:span><text:span text:style-name="T13">= 1</text:span><text:span text:style-name="T6"> </text:span><text:span text:style-name="T7">hasta</text:span><text:span text:style-name="T8"> n</text:span><text:span text:style-name="T13"> </text:span><text:span text:style-name="T10">hacer</text:span></text:p>
      <text:p text:style-name="P7"><text:span text:style-name="T8"><text:tab/><text:tab/> </text:span><text:span text:style-name="T6">P =</text:span><text:span text:style-name="T11"> </text:span><text:span text:style-name="T6">P *</text:span><text:span text:style-name="T11"> </text:span><text:span text:style-name="T6">x </text:span><text:span text:style-name="T13">+ </text:span><text:span text:style-name="T6">a</text:span><text:span text:style-name="T12">i - 1</text:span><text:span text:style-name="T14"> </text:span><text:span text:style-name="T8">;</text:span></text:p>
      <text:p text:style-name="P9"><text:tab/><text:tab/> i++;</text:p>
      <text:p text:style-name="P9"><text:s/><text:tab/><text:span text:style-name="T1">fpara</text:span>;</text:p>
      <text:p text:style-name="P7"><text:span text:style-name="T8"><text:s/><text:tab/></text:span><text:span text:style-name="T10">devolver</text:span><text:span text:style-name="T8"> </text:span><text:span text:style-name="T6">P</text:span><text:span text:style-name="T8">;</text:span></text:p>
      <text:p text:style-name="P9"/>
      <text:p text:style-name="P12"><text:span text:style-name="T15"><text:s/></text:span><text:span text:style-name="T16">ffuncion</text:span><text:span text:style-name="T9">;</text:span></text:p>
      <text:p text:style-name="P1"/>
      <text:p text:style-name="P1"/>
      <text:p text:style-name="P4">La evaluación usando la forma monomial del polinomio de grado-<text:span text:style-name="T17">n</text:span> requiere al menos <text:span text:style-name="T17">n</text:span> sumas y (<text:span text:style-name="T17">n</text:span><text:span text:style-name="T18">2</text:span>+<text:span text:style-name="T17">n</text:span>)/2 multiplicaciones, si las potencias se calculan mediante la repetición de multiplicaciones. El algoritmo de Horner sólo requiere <text:span text:style-name="T17">n</text:span> sumas y <text:span text:style-name="T17">n</text:span> multiplicaciones. (Minimizar el número de multiplicaciones es lo más deseable porque necesitan mucha carga computacional y son inestables comparadas con la suma). <text:s/>El grado es O(n).</text:p>
      <text:p text:style-name="P4"/>
      <text:p text:style-name="P4"/>
      <text:p text:style-name="P4"/>
      <text:p text:style-name="P1"><text:soft-page-break/>• <text:span text:style-name="T1">Pruebas</text:span>: </text:p>
      <text:p text:style-name="P1"/>
      <text:p text:style-name="P1">e<text:span text:style-name="T17">p</text:span><text:span text:style-name="T19">6</text:span>(<text:span text:style-name="T17">x</text:span>) = (<text:span text:style-name="T17">x</text:span> − 3)(<text:span text:style-name="T17">x</text:span> + 3)(<text:span text:style-name="T17">x</text:span> + 5)(<text:span text:style-name="T17">x</text:span> + 8)(<text:span text:style-name="T17">x</text:span> − 2)(<text:span text:style-name="T17">x</text:span> − 7)</text:p>
      <text:p text:style-name="P1"/>
      <text:p text:style-name="P1"><text:span text:style-name="T17">p</text:span><text:span text:style-name="T19">6</text:span>(<text:span text:style-name="T17">x</text:span>) = <text:span text:style-name="T17">x</text:span><text:span text:style-name="T18">6</text:span> + 4<text:span text:style-name="T17">x</text:span><text:span text:style-name="T18">5</text:span> − 72<text:span text:style-name="T17">x</text:span><text:span text:style-name="T18">4</text:span> − 214<text:span text:style-name="T17">x</text:span><text:span text:style-name="T18">3</text:span> + 1127<text:span text:style-name="T17">x</text:span><text:span text:style-name="T18">2</text:span> + 1602<text:span text:style-name="T17">x</text:span> − 5040.</text:p>
      <text:p text:style-name="P1"/>
      <text:p text:style-name="P1">p=[1 4 -72 -214 1127 1602 -5040]</text:p>
      <text:p text:style-name="P1"/>
      <text:p text:style-name="P1">[a b]=newtonhorner(p,4)</text:p>
      <text:p text:style-name="P1"/>
      <text:p text:style-name="P1">a =</text:p>
      <text:p text:style-name="P1"/>
      <text:p text:style-name="P1"><text:s text:c="4"/>3.0000</text:p>
      <text:p text:style-name="P1"><text:s text:c="4"/>2.0000</text:p>
      <text:p text:style-name="P1"><text:s text:c="3"/>-8.0000</text:p>
      <text:p text:style-name="P1"><text:s text:c="4"/>7.0000</text:p>
      <text:p text:style-name="P1"><text:s text:c="3"/>-3.0000</text:p>
      <text:p text:style-name="P1"><text:s text:c="3"/>-5.0000</text:p>
      <text:p text:style-name="P1"><text:s/>(raices = correcto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Método de Laguerre-Thibault :</text:span> </text:p>
      <text:p text:style-name="P1"/>
      <text:p text:style-name="P1">• <text:span text:style-name="T1">Explicación del algoritmo:</text:span> <text:s/>El método de Laguerre se usa para solucionar la ecuación p(x)=0 para un polinomio 'p' dado. Una de las mejores propiedades del método es que es casi segura su convergencia a alguna raíz del polinomio, sin importar el valor inicial proporcionado.</text:p>
      <text:p text:style-name="P1"/>
      <text:p text:style-name="P1"><text:tab/>La llamada Cota de Laguerre-Thibault para polinomio de coeficientes reales consiste en dividir p(x) por: "x-1", "x-2", "x-3", "x-m" etc. hasta encontrar un valor de "m" tal que el polinomio "cociente" y el polinomio "resto" de la división indicada tenga <text:span text:style-name="T1">todos</text:span> sus coeficientes positivos <text:span text:style-name="T1">ó</text:span> nulos. En tal caso, si p(x) tiene una raíz positiva, la misma estará en el intervalo (0, m).</text:p>
      <text:p text:style-name="P1"><text:tab/>Para calcular las negativas es lo mismo, pero evaluando el polinomio en p(-x).</text:p>
      <text:p text:style-name="P1"/>
      <text:p text:style-name="P1">• <text:span text:style-name="T1">Pseudocódigo y complejidad:</text:span></text:p>
      <text:p text:style-name="P1"/>
      <text:p text:style-name="P1">p=vector de coeficientes</text:p>
      <text:p text:style-name="P1">maxiter=nº máximo de iteraciones</text:p>
      <text:p text:style-name="P1">inf=cota inferior de las raíces del polinomio</text:p>
      <text:p text:style-name="P1">sup=cota superior de las raíces del polinomio</text:p>
      <text:p text:style-name="P1"/>
      <text:p text:style-name="P6"><text:s/><text:span text:style-name="T1">funcion</text:span> <text:s/>laguerre<text:span text:style-name="T4">(</text:span><text:span text:style-name="T6">p</text:span><text:span text:style-name="T4">, </text:span><text:span text:style-name="T6">maxiter</text:span><text:span text:style-name="T4">) </text:span><text:span text:style-name="T5">devuelve</text:span><text:span text:style-name="T4"> (sup, inf)</text:span><text:span text:style-name="T8">;</text:span></text:p>
      <text:p text:style-name="P9"><text:s/><text:tab/></text:p>
      <text:p text:style-name="P9"><text:tab/>//Parte cota positiva</text:p>
      <text:p text:style-name="P9"><text:tab/>cota=falso;</text:p>
      <text:p text:style-name="P9"><text:tab/>iter=0;</text:p>
      <text:p text:style-name="P9"><text:tab/>L=1;</text:p>
      <text:p text:style-name="P9"><text:tab/><text:span text:style-name="T1">si</text:span> p(1)&lt;0 → p1=-p</text:p>
      <text:p text:style-name="P9"><text:tab/> <text:s text:c="2"/>[] p1=p</text:p>
      <text:p text:style-name="P9"><text:tab/><text:span text:style-name="T1">fsi</text:span></text:p>
      <text:p text:style-name="P7"><text:span text:style-name="T8"><text:s/><text:tab/></text:span><text:span text:style-name="T10">mientras</text:span><text:span text:style-name="T8"> ¬cota </text:span><text:span text:style-name="T10">y</text:span><text:span text:style-name="T8"> iter&lt;maxiter</text:span><text:span text:style-name="T13"> </text:span><text:span text:style-name="T10">hacer</text:span></text:p>
      <text:p text:style-name="P9"><text:tab/><text:tab/> resto y cociente de p1 entre (1-L);</text:p>
      <text:p text:style-name="P9"><text:tab/><text:tab/> cociente = [0 cociente];</text:p>
      <text:p text:style-name="P9"><text:tab/><text:tab/> i=1;</text:p>
      <text:p text:style-name="P9"><text:tab/><text:tab/><text:span text:style-name="T1">mientras</text:span> i&lt;length(cociente) <text:span text:style-name="T1">y</text:span> (cociente(i)&gt;=0 y resto(i)&gt;=0)<text:span text:style-name="T13"> </text:span><text:span text:style-name="T1">hacer</text:span></text:p>
      <text:p text:style-name="P10"><text:tab/><text:tab/><text:tab/>i=i+1;</text:p>
      <text:p text:style-name="P9"><text:span text:style-name="T3"><text:s/><text:tab/><text:tab/></text:span><text:span text:style-name="T1">fmientras;</text:span></text:p>
      <text:p text:style-name="P10"><text:tab/>cota= <text:s/>cociente(i)&gt;=0 <text:span text:style-name="T1">y</text:span> resto(i)&gt;=0; </text:p>
      <text:p text:style-name="P10"><text:s text:c="11"/>iter=iter+1; </text:p>
      <text:p text:style-name="P10"><text:s text:c="11"/>L=L+1;</text:p>
      <text:p text:style-name="P9"><text:s/><text:tab/><text:span text:style-name="T1">fmientras</text:span>;</text:p>
      <text:p text:style-name="P9"><text:span text:style-name="T3"><text:tab/></text:span><text:span text:style-name="T1">si</text:span> cota → sup=L</text:p>
      <text:p text:style-name="P9"><text:tab/> <text:s text:c="2"/>[] sup=0</text:p>
      <text:p text:style-name="P9"><text:tab/><text:span text:style-name="T1">fsi</text:span></text:p>
      <text:p text:style-name="P8"/>
      <text:p text:style-name="P10"><text:tab/>//Parte cota negativa</text:p>
      <text:p text:style-name="P9"><text:tab/>cota=falso;</text:p>
      <text:p text:style-name="P9"><text:tab/>iter=0;</text:p>
      <text:p text:style-name="P9"><text:tab/>L=1;</text:p>
      <text:p text:style-name="P9"><text:tab/>//evaluar p(-x) ?¿</text:p>
      <text:p text:style-name="P9"><text:tab/><text:span text:style-name="T1">si</text:span> p(1)&lt;0 → p2=-p</text:p>
      <text:p text:style-name="P9"><text:tab/> <text:s text:c="2"/>[] p2=p</text:p>
      <text:p text:style-name="P9"><text:tab/><text:span text:style-name="T1">fsi</text:span></text:p>
      <text:p text:style-name="P7"><text:span text:style-name="T8"><text:s/><text:tab/></text:span><text:span text:style-name="T10">mientras</text:span><text:span text:style-name="T8"> ¬cota </text:span><text:span text:style-name="T10">y</text:span><text:span text:style-name="T8"> iter&lt;maxiter</text:span><text:span text:style-name="T13"> </text:span><text:span text:style-name="T10">hacer</text:span></text:p>
      <text:p text:style-name="P9"><text:tab/><text:tab/> resto y cociente de p2 entre (1-L);</text:p>
      <text:p text:style-name="P9"><text:tab/><text:tab/> cociente = [0 cociente];</text:p>
      <text:p text:style-name="P9"><text:tab/><text:tab/> i=1;</text:p>
      <text:p text:style-name="P9"><text:tab/><text:tab/><text:span text:style-name="T1">mientras</text:span> i&lt;length(cociente) <text:span text:style-name="T1">y</text:span> (cociente(i)&gt;=0 y resto(i)&gt;=0)<text:span text:style-name="T13"> </text:span><text:span text:style-name="T1">hacer</text:span></text:p>
      <text:p text:style-name="P10"><text:tab/><text:tab/><text:tab/>i=i+1;</text:p>
      <text:p text:style-name="P9"><text:span text:style-name="T3"><text:s/><text:tab/><text:tab/></text:span><text:span text:style-name="T1">fmientras;</text:span></text:p>
      <text:p text:style-name="P10"><text:tab/>cota= <text:s/>cociente(i)&gt;=0 <text:span text:style-name="T1">y</text:span> resto(i)&gt;=0; </text:p>
      <text:p text:style-name="P10"><text:soft-page-break/><text:s text:c="11"/>iter=iter+1; </text:p>
      <text:p text:style-name="P10"><text:s text:c="11"/>L=L+1;</text:p>
      <text:p text:style-name="P9"><text:s/><text:tab/><text:span text:style-name="T1">fmientras</text:span>;</text:p>
      <text:p text:style-name="P9"><text:span text:style-name="T3"><text:tab/></text:span><text:span text:style-name="T1">si</text:span> cota → inf=L</text:p>
      <text:p text:style-name="P9"><text:tab/> <text:s text:c="2"/>[] inf=0</text:p>
      <text:p text:style-name="P9"><text:span text:style-name="T3"><text:tab/></text:span><text:span text:style-name="T1">fsi</text:span></text:p>
      <text:p text:style-name="P7"><text:span text:style-name="T8"><text:s/><text:tab/></text:span><text:span text:style-name="T10">devolver</text:span><text:span text:style-name="T8"> </text:span><text:span text:style-name="T6">sup,inf</text:span><text:span text:style-name="T8">;</text:span></text:p>
      <text:p text:style-name="P2"><text:span text:style-name="T15"><text:s/></text:span><text:span text:style-name="T16">ffuncion</text:span><text:span text:style-name="T9">;</text:span></text:p>
      <text:p text:style-name="P1"/>
      <text:p text:style-name="P1"/>
      <text:p text:style-name="P1"><text:tab/>La complejidad de este algoritmo, pese a tener 2 bucles, es de O(n), porque ninguno de los dos bucles es de orden superior y los bucles internos no suponen una carga cuadrática.</text:p>
      <text:p text:style-name="P1"/>
      <text:p text:style-name="P1">• <text:span text:style-name="T1">Pruebas:</text:span> </text:p>
      <text:p text:style-name="P1"/>
      <text:p text:style-name="P1">e<text:span text:style-name="T17">p</text:span><text:span text:style-name="T19">6</text:span>(<text:span text:style-name="T17">x</text:span>) = (<text:span text:style-name="T17">x</text:span> − 3)(<text:span text:style-name="T17">x</text:span> + 3)(<text:span text:style-name="T17">x</text:span> + 5)(<text:span text:style-name="T17">x</text:span> + 8)(<text:span text:style-name="T17">x</text:span> − 2)(<text:span text:style-name="T17">x</text:span> − 7)</text:p>
      <text:p text:style-name="P1"/>
      <text:p text:style-name="P1"><text:span text:style-name="T17">p</text:span><text:span text:style-name="T19">6</text:span>(<text:span text:style-name="T17">x</text:span>) = <text:span text:style-name="T17">x</text:span><text:span text:style-name="T18">6</text:span> + 4<text:span text:style-name="T17">x</text:span><text:span text:style-name="T18">5</text:span> − 72<text:span text:style-name="T17">x</text:span><text:span text:style-name="T18">4</text:span> − 214<text:span text:style-name="T17">x</text:span><text:span text:style-name="T18">3</text:span> + 1127<text:span text:style-name="T17">x</text:span><text:span text:style-name="T18">2</text:span> + 1602<text:span text:style-name="T17">x</text:span> − 5040.</text:p>
      <text:p text:style-name="P1"/>
      <text:p text:style-name="P1">p=[1 4 -72 -214 1127 1602 -5040]</text:p>
      <text:p text:style-name="P1"/>
      <text:p text:style-name="P1"/>
      <text:p text:style-name="Standard"/>
      <text:p text:style-name="Text_20_body">[a b]=laguerre(p,9) <text:s/><text:span text:style-name="T20">---&gt; hasta la novena iteración no es capaz de descubrir la cota superior</text:span></text:p>
      <text:p text:style-name="Text_20_body"><text:bookmark-start text:name="__DdeLink__1064_405656681"/>a = 0</text:p>
      <text:p text:style-name="Text_20_body">b = 10<text:bookmark-end text:name="__DdeLink__1064_405656681"/></text:p>
      <text:p text:style-name="Text_20_body"/>
      <text:p text:style-name="Text_20_body">[a b]=laguerre(p,9)<text:span text:style-name="T20">---&gt; <text:s/>dos iteraciones más tarde, es capaz de acotar también la cota inferior bastante aproximado</text:span></text:p>
      <text:p text:style-name="Text_20_body">a = <text:span text:style-name="T20">-12</text:span></text:p>
      <text:p text:style-name="Text_20_body">b = 10</text:p>
      <text:p text:style-name="P14"/>
      <text:p text:style-name="P14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Método de Sturm :</text:span></text:p>
      <text:p text:style-name="P1"/>
      <text:p text:style-name="P1">• <text:span text:style-name="T1">Explicación del algoritmo:</text:span><text:span text:style-name="T3"> <text:s/></text:span>Este teorema tiene como principal objetivo, descubrir los ceros de una función polinómica. Sirve para saber cuantas raíces hay en un espacio acotado.</text:p>
      <text:p text:style-name="P1"/>
      <text:p text:style-name="P1"><text:tab/>Funciona de esta manera:</text:p>
      <text:p text:style-name="P1"><text:line-break/><text:tab/>Sea <text:span text:style-name="T17">f</text:span> (<text:span text:style-name="T17">x</text:span>) un polinomio de coeficientes reales tal que <text:span text:style-name="T17">f</text:span> (<text:span text:style-name="T17">x</text:span>) = 0 no tiene raíces múltiples. Sean <text:span text:style-name="T17">a</text:span> y <text:span text:style-name="T17">b</text:span> números reales, <text:span text:style-name="T17">a</text:span> &lt; <text:span text:style-name="T17">b</text:span> y ninguno de los dos es raíz de <text:span text:style-name="T17">f</text:span> (<text:span text:style-name="T17">x</text:span>) = 0. Entonces la cantidad de raíces reales de <text:span text:style-name="T17">f</text:span> (<text:span text:style-name="T17">x</text:span>) = 0 entre <text:span text:style-name="T17">a</text:span> y <text:span text:style-name="T17">b</text:span> es la diferencia entre el número de variaciones de signo del sistema de Sturm</text:p>
      <text:p text:style-name="P1"><text:s/></text:p>
      <text:p text:style-name="P13"><text:span text:style-name="T17">f</text:span> (<text:span text:style-name="T17">x</text:span>), <text:span text:style-name="T17">f</text:span><text:span text:style-name="T19">1</text:span>(<text:span text:style-name="T17">x</text:span>), <text:span text:style-name="T17">f</text:span><text:span text:style-name="T19">2</text:span>(<text:span text:style-name="T17">x</text:span>),..., <text:span text:style-name="T17">f</text:span><text:span text:style-name="T19">k - 1</text:span>(<text:span text:style-name="T17">x</text:span>), <text:span text:style-name="T17">f</text:span><text:span text:style-name="T19">k</text:span>(<text:span text:style-name="T17">x</text:span>) </text:p>
      <text:p text:style-name="Text_20_body">para <text:span text:style-name="T17">x</text:span> = <text:span text:style-name="T17">b</text:span> y el número de variaciones del sistema para <text:span text:style-name="T17">x</text:span> = <text:span text:style-name="T17">a</text:span>. Los términos que den cero deben ser descartados antes de contar los cambios de signo. </text:p>
      <text:p text:style-name="P1"/>
      <text:p text:style-name="P1">• <text:span text:style-name="T1">Pseudocódigo y complejidad:</text:span> </text:p>
      <text:p text:style-name="P4"/>
      <text:p text:style-name="P1">p1=vector de coeficientes</text:p>
      <text:p text:style-name="P1">p2=vector de coeficientes de la derivada de p1</text:p>
      <text:p text:style-name="P1">a=cota inferior</text:p>
      <text:p text:style-name="P1">b=cota superior</text:p>
      <text:p text:style-name="P1">num=numero de raices que tiene el polinomio en el intervalo</text:p>
      <text:p text:style-name="P1"/>
      <text:p text:style-name="P6"><text:s/><text:span text:style-name="T1">funcion</text:span> <text:s/>sturm<text:span text:style-name="T4">(</text:span><text:span text:style-name="T6">p1, p2</text:span><text:span text:style-name="T4">, </text:span><text:span text:style-name="T6">a, b</text:span><text:span text:style-name="T4">) </text:span><text:span text:style-name="T5">devuelve</text:span><text:span text:style-name="T4"> num</text:span><text:span text:style-name="T8">;</text:span></text:p>
      <text:p text:style-name="P9"><text:s/><text:tab/></text:p>
      <text:p text:style-name="P9"><text:tab/>grado=longitud(p);</text:p>
      <text:p text:style-name="P9"><text:tab/></text:p>
      <text:p text:style-name="P9"><text:tab/>//utilizo horner para evaluar el polinomio en un punto determinado</text:p>
      <text:p text:style-name="P9"><text:tab/><text:span text:style-name="T1">si</text:span> horner(p1,a)*horner(p2,a)&lt;0 → x=1;</text:p>
      <text:p text:style-name="P9"><text:tab/> <text:s text:c="2"/>[] x=0;</text:p>
      <text:p text:style-name="P9"><text:tab/><text:span text:style-name="T1">fsi</text:span></text:p>
      <text:p text:style-name="P9"><text:tab/><text:span text:style-name="T1">si</text:span> horner(p1,b)*horner(p2,b)&lt;0 → y=1;</text:p>
      <text:p text:style-name="P9"><text:tab/> <text:s text:c="2"/>[] y=0;</text:p>
      <text:p text:style-name="P9"><text:span text:style-name="T3"><text:tab/></text:span><text:span text:style-name="T1">fsi</text:span></text:p>
      <text:p text:style-name="P11"/>
      <text:p text:style-name="P7"><text:span text:style-name="T8"><text:s/><text:tab/></text:span><text:span text:style-name="T10">mientras</text:span><text:span text:style-name="T8"> i=2&lt;grado </text:span></text:p>
      <text:p text:style-name="P9"><text:tab/><text:tab/> resto y cociente de p1 entre p2;</text:p>
      <text:p text:style-name="P9"><text:tab/><text:tab/> p1=p2;</text:p>
      <text:p text:style-name="P9"><text:tab/><text:tab/> p2=-resto;</text:p>
      <text:p text:style-name="P9"><text:span text:style-name="T3"><text:tab/><text:tab/></text:span><text:span text:style-name="T1">si</text:span> horner(p1,a)*horner(p2,a)&lt;0 → x=x+1;</text:p>
      <text:p text:style-name="P9"><text:tab/><text:tab/><text:span text:style-name="T1">fsi</text:span></text:p>
      <text:p text:style-name="P9"><text:span text:style-name="T3"><text:tab/><text:tab/></text:span><text:span text:style-name="T1">si</text:span><text:span text:style-name="T3"> horner(p1,b)*horner(p2,b)&lt;0 → y=y+1;</text:span></text:p>
      <text:p text:style-name="P9"><text:span text:style-name="T3"><text:tab/><text:tab/></text:span><text:span text:style-name="T1">fsi</text:span></text:p>
      <text:p text:style-name="P10"><text:tab/><text:tab/>i=i++;</text:p>
      <text:p text:style-name="P9"><text:s/><text:tab/><text:span text:style-name="T1">fmientras</text:span>;</text:p>
      <text:p text:style-name="P11"/>
      <text:p text:style-name="P10"><text:tab/>num = abs(x-y);</text:p>
      <text:p text:style-name="P10"><text:tab/><text:span text:style-name="T1">devuelve</text:span> num</text:p>
      <text:p text:style-name="P11">ffuncion</text:p>
      <text:p text:style-name="P11"/>
      <text:p text:style-name="P10"><text:tab/>La complejidad de este algoritmo es O(n²), ya que dentro del bucle principal llamamos a horner que es de complejidad O(n), quedándonos un algoritmo de orden superior.</text:p>
      <text:p text:style-name="P11"/>
      <text:p text:style-name="P11"/>
      <text:p text:style-name="P11"/>
      <text:p text:style-name="P1"><text:soft-page-break/>• <text:span text:style-name="T1">Pruebas:</text:span> </text:p>
      <text:p text:style-name="P1"/>
      <text:p text:style-name="P1">Otra vez probamos con nuestro polinomio habitual:</text:p>
      <text:p text:style-name="P1"/>
      <text:p text:style-name="P1">e<text:span text:style-name="T17">p</text:span><text:span text:style-name="T19">6</text:span>(<text:span text:style-name="T17">x</text:span>) = (<text:span text:style-name="T17">x</text:span> − 3)(<text:span text:style-name="T17">x</text:span> + 3)(<text:span text:style-name="T17">x</text:span> + 5)(<text:span text:style-name="T17">x</text:span> + 8)(<text:span text:style-name="T17">x</text:span> − 2)(<text:span text:style-name="T17">x</text:span> − 7)</text:p>
      <text:p text:style-name="P1"/>
      <text:p text:style-name="P1"><text:span text:style-name="T17">p</text:span><text:span text:style-name="T19">6</text:span>(<text:span text:style-name="T17">x</text:span>) = <text:span text:style-name="T17">x</text:span><text:span text:style-name="T18">6</text:span> + 4<text:span text:style-name="T17">x</text:span><text:span text:style-name="T18">5</text:span> − 72<text:span text:style-name="T17">x</text:span><text:span text:style-name="T18">4</text:span> − 214<text:span text:style-name="T17">x</text:span><text:span text:style-name="T18">3</text:span> + 1127<text:span text:style-name="T17">x</text:span><text:span text:style-name="T18">2</text:span> + 1602<text:span text:style-name="T17">x</text:span> − 5040.</text:p>
      <text:p text:style-name="P1"/>
      <text:p text:style-name="P1">p=[1 4 -72 -214 1127 1602 -5040]</text:p>
      <text:p text:style-name="P1"/>
      <text:p text:style-name="P1">&gt;&gt; sturm(p,-2,6) <text:s text:c="7"/>ans = <text:s/>2</text:p>
      <text:p text:style-name="P1"/>
      <text:p text:style-name="P1">&gt;&gt; sturm(p,-9,8) <text:s text:c="7"/>ans = <text:s/>6</text:p>
      <text:p text:style-name="P1"/>
      <text:p text:style-name="P1">&gt;&gt; sturm(p,-4,3) <text:s text:c="4"/>ans = <text:s/>3</text:p>
      <text:p text:style-name="P1"/>
      <text:p text:style-name="P1">Los resultados son correctos.</text:p>
      <text:p text:style-name="P1"/>
      <text:p text:style-name="Standard"/>
      <text:p text:style-name="Standard"/>
      <text:p text:style-name="Standard"/>
      <text:p text:style-name="Standard">Para la realización de esta práctica, bibliografía:</text:p>
      <text:p text:style-name="Standard"/>
      <text:h text:style-name="P15" text:outline-level="1">Calculo Cientifico Con MATLAB y Octave</text:h>
      <text:p text:style-name="Text_20_body">Escrito por A. Quarteroni,F. Saleri</text:p>
      <text:p text:style-name="Text_20_body"/>
      <text:p text:style-name="P13"><text:tab/><text:span text:style-name="T1">Fin Práctica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BEEEWG+SFBX1000" svg:font-family="BEEEWG+SFBX1000"/>
    <style:font-face style:name="KXKZXK+CMR7" svg:font-family="KXKZXK+CMR7"/>
    <style:font-face style:name="LGBEPR+CMR10" svg:font-family="LGBEPR+CMR10"/>
    <style:font-face style:name="Liberation Mono" svg:font-family="'Liberation Mono'"/>
    <style:font-face style:name="Lohit Hindi1" svg:font-family="'Lohit Hindi'"/>
    <style:font-face style:name="OPYXGH+CMSY10" svg:font-family="OPYXGH+CMSY10"/>
    <style:font-face style:name="PHSNED+CMMI7" svg:font-family="PHSNED+CMMI7"/>
    <style:font-face style:name="SNUDCI+SFRM1000" svg:font-family="SNUDCI+SFRM1000"/>
    <style:font-face style:name="SZYVLV+SFTI1000" svg:font-family="SZYVLV+SFTI1000"/>
    <style:font-face style:name="ZWIXPQ+CMMI10" svg:font-family="ZWIXPQ+CMMI10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becario </meta:initial-creator>
    <meta:creation-date>2011-03-04T10:09:54</meta:creation-date>
    <meta:generator>OpenOffice.org/3.1$Linux OpenOffice.org_project/310m19$Build-9420</meta:generator>
    <dc:date>2011-03-13T19:34:59</dc:date>
    <dc:creator>Asier Erramuzpe</dc:creator>
    <meta:editing-duration>PT07H57M17S</meta:editing-duration>
    <meta:editing-cycles>14</meta:editing-cycles>
    <meta:document-statistic meta:table-count="0" meta:image-count="0" meta:object-count="0" meta:page-count="6" meta:paragraph-count="152" meta:word-count="1130" meta:character-count="6737"/>
  </office:meta>
</office:document-meta>
</file>